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484a47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fill="solid" draw:fill-color="#687d77" draw:textarea-horizontal-align="center" draw:textarea-vertical-align="middle"/>
    </style:style>
    <style:style style:name="gr6" style:family="graphic" style:parent-style-name="standard">
      <style:graphic-properties draw:fill-color="#484a47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2.675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2.675cm"/>
    </style:style>
    <style:style style:name="gr10" style:family="graphic" style:parent-style-name="standard">
      <style:graphic-properties draw:fill="solid" draw:fill-color="#484a47" draw:textarea-horizontal-align="justify" draw:textarea-vertical-align="middle" draw:auto-grow-height="false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385cm" fo:min-width="4.0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0.295cm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385cm" fo:min-width="4.056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385cm" fo:min-width="4.056cm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385cm" fo:min-width="4.056cm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385cm" fo:min-width="4.056cm"/>
    </style:style>
    <style:style style:name="gr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385cm" fo:min-width="4.056cm"/>
    </style:style>
    <style:style style:name="gr18" style:family="graphic" style:parent-style-name="standard">
      <style:graphic-properties draw:fill="solid" draw:fill-color="#c2cf96" draw:fill-gradient-name="Gradient_20_1" draw:textarea-horizontal-align="justify" draw:textarea-vertical-align="middle" draw:auto-grow-height="false"/>
    </style:style>
    <style:style style:name="gr19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01cm"/>
    </style:style>
    <style:style style:name="gr21" style:family="graphic" style:parent-style-name="standard">
      <style:graphic-properties draw:fill="solid" draw:fill-color="#353129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c2cf96" draw:textarea-horizontal-align="justify" draw:textarea-vertical-align="middle" draw:auto-grow-height="false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draw:fill="solid" draw:fill-color="#c2cf96" draw:fill-gradient-name="Gradient_20_1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6.17cm"/>
    </style:style>
    <style:style style:name="gr26" style:family="graphic" style:parent-style-name="standard">
      <style:graphic-properties draw:fill="solid" draw:fill-color="#c2cf96" draw:textarea-horizontal-align="justify" draw:textarea-vertical-align="middle" draw:auto-grow-height="false"/>
    </style:style>
    <style:style style:name="gr2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 style:list-style-name="L1">
      <style:graphic-properties draw:marker-start-width="0.3cm" draw:marker-end-width="0.3cm" draw:fill-color="#ffffff" draw:fill-image-name="Bitmape_20_1" draw:textarea-horizontal-align="left" draw:textarea-vertical-align="top" fo:min-height="1.02cm" fo:min-width="3.945cm" fo:padding-top="0.125cm" fo:padding-bottom="0.125cm" fo:padding-left="0.25cm" fo:padding-right="0.25cm" draw:shadow-offset-x="0.3cm" draw:shadow-offset-y="0.3cm" draw:shadow-color="#808080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 style:list-style-name="L1">
      <style:graphic-properties draw:marker-start-width="0.3cm" draw:marker-end-width="0.3cm" draw:fill-color="#ffffff" draw:fill-image-name="Bitmape_20_1" draw:textarea-horizontal-align="left" draw:textarea-vertical-align="top" fo:min-height="1.02cm" fo:min-width="3.945cm" fo:padding-top="0.125cm" fo:padding-bottom="0.125cm" fo:padding-left="0.25cm" fo:padding-right="0.25cm" draw:shadow-offset-x="0.3cm" draw:shadow-offset-y="0.3cm" draw:shadow-color="#808080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 style:list-style-name="L1">
      <style:graphic-properties draw:marker-start-width="0.3cm" draw:marker-end-width="0.3cm" draw:fill-color="#ffffff" draw:fill-image-name="Bitmape_20_1" draw:textarea-horizontal-align="left" draw:textarea-vertical-align="top" fo:min-height="1.02cm" fo:min-width="3.945cm" fo:padding-top="0.125cm" fo:padding-bottom="0.125cm" fo:padding-left="0.25cm" fo:padding-right="0.25cm" draw:shadow-offset-x="0.3cm" draw:shadow-offset-y="0.3cm" draw:shadow-color="#808080"/>
    </style:style>
    <style:style style:name="pr6" style:family="presentation" style:parent-style-name="Default-title" style:list-style-name="L1">
      <style:graphic-properties draw:marker-start-width="0.3cm" draw:marker-end-width="0.3cm" draw:fill-color="#ffffff" draw:fill-image-name="Bitmape_20_1" draw:textarea-horizontal-align="left" draw:textarea-vertical-align="top" fo:min-height="1.02cm" fo:min-width="3.945cm" fo:padding-top="0.125cm" fo:padding-bottom="0.125cm" fo:padding-left="0.25cm" fo:padding-right="0.25cm" draw:shadow-offset-x="0.3cm" draw:shadow-offset-y="0.3cm" draw:shadow-color="#808080"/>
    </style:style>
    <style:style style:name="pr7" style:family="presentation" style:parent-style-name="Default-title" style:list-style-name="L1">
      <style:graphic-properties draw:marker-start-width="0.3cm" draw:marker-end-width="0.3cm" draw:fill-color="#ffffff" draw:fill-image-name="Bitmape_20_1" draw:textarea-horizontal-align="left" draw:textarea-vertical-align="top" fo:min-height="1.02cm" fo:min-width="3.945cm" fo:padding-top="0.125cm" fo:padding-bottom="0.125cm" fo:padding-left="0.25cm" fo:padding-right="0.25cm" draw:shadow-offset-x="0.3cm" draw:shadow-offset-y="0.3cm" draw:shadow-color="#808080"/>
    </style:style>
    <style:style style:name="pr8" style:family="presentation" style:parent-style-name="Default-title" style:list-style-name="L1">
      <style:graphic-properties draw:marker-start-width="0.3cm" draw:marker-end-width="0.3cm" draw:fill-color="#ffffff" draw:fill-image-name="Bitmape_20_1" draw:textarea-horizontal-align="left" draw:textarea-vertical-align="top" fo:min-height="1.02cm" fo:min-width="3.945cm" fo:padding-top="0.125cm" fo:padding-bottom="0.125cm" fo:padding-left="0.25cm" fo:padding-right="0.25cm" draw:shadow-offset-x="0.3cm" draw:shadow-offset-y="0.3cm" draw:shadow-color="#808080"/>
    </style:style>
    <style:style style:name="pr9" style:family="presentation" style:parent-style-name="Default-title" style:list-style-name="L1">
      <style:graphic-properties draw:marker-start-width="0.3cm" draw:marker-end-width="0.3cm" draw:fill-color="#ffffff" draw:fill-image-name="Bitmape_20_1" draw:textarea-horizontal-align="left" draw:textarea-vertical-align="top" fo:min-height="1.02cm" fo:min-width="3.945cm" fo:padding-top="0.125cm" fo:padding-bottom="0.125cm" fo:padding-left="0.25cm" fo:padding-right="0.25cm" draw:shadow-offset-x="0.3cm" draw:shadow-offset-y="0.3cm" draw:shadow-color="#808080"/>
    </style:style>
    <style:style style:name="pr10" style:family="presentation" style:parent-style-name="Default-title" style:list-style-name="L1">
      <style:graphic-properties draw:marker-start-width="0.3cm" draw:marker-end-width="0.3cm" draw:fill-color="#ffffff" draw:fill-image-name="Bitmape_20_1" draw:textarea-horizontal-align="left" draw:textarea-vertical-align="top" fo:min-height="1.02cm" fo:min-width="3.945cm" fo:padding-top="0.125cm" fo:padding-bottom="0.125cm" fo:padding-left="0.25cm" fo:padding-right="0.25cm" draw:shadow-offset-x="0.3cm" draw:shadow-offset-y="0.3cm" draw:shadow-color="#808080"/>
    </style:style>
    <style:style style:name="pr11" style:family="presentation" style:parent-style-name="Default-title" style:list-style-name="L1">
      <style:graphic-properties draw:marker-start-width="0.3cm" draw:marker-end-width="0.3cm" draw:fill-color="#ffffff" draw:fill-image-name="Bitmape_20_1" draw:textarea-horizontal-align="left" draw:textarea-vertical-align="top" fo:min-height="1.02cm" fo:min-width="3.945cm" fo:padding-top="0.125cm" fo:padding-bottom="0.125cm" fo:padding-left="0.25cm" fo:padding-right="0.25cm" draw:shadow-offset-x="0.3cm" draw:shadow-offset-y="0.3cm" draw:shadow-color="#808080"/>
    </style:style>
    <style:style style:name="pr12" style:family="presentation" style:parent-style-name="Default-title" style:list-style-name="L1">
      <style:graphic-properties draw:marker-start-width="0.3cm" draw:marker-end-width="0.3cm" draw:fill-color="#ffffff" draw:fill-image-name="Bitmape_20_1" draw:textarea-horizontal-align="left" draw:textarea-vertical-align="top" fo:min-height="1.02cm" fo:min-width="3.945cm" fo:padding-top="0.125cm" fo:padding-bottom="0.125cm" fo:padding-left="0.25cm" fo:padding-right="0.25cm" draw:shadow-offset-x="0.3cm" draw:shadow-offset-y="0.3cm" draw:shadow-color="#808080"/>
    </style:style>
    <style:style style:name="pr13" style:family="presentation" style:parent-style-name="Default-title" style:list-style-name="L1">
      <style:graphic-properties draw:marker-start-width="0.3cm" draw:marker-end-width="0.3cm" draw:fill-color="#ffffff" draw:fill-image-name="Bitmape_20_1" draw:textarea-horizontal-align="left" draw:textarea-vertical-align="top" fo:min-height="1.02cm" fo:min-width="3.945cm" fo:padding-top="0.125cm" fo:padding-bottom="0.125cm" fo:padding-left="0.25cm" fo:padding-right="0.25cm" draw:shadow-offset-x="0.3cm" draw:shadow-offset-y="0.3cm" draw:shadow-color="#808080"/>
    </style:style>
    <style:style style:name="pr14" style:family="presentation" style:parent-style-name="Default-title" style:list-style-name="L1">
      <style:graphic-properties draw:marker-start-width="0.3cm" draw:marker-end-width="0.3cm" draw:fill-color="#ffffff" draw:fill-image-name="Bitmape_20_1" draw:textarea-horizontal-align="left" draw:textarea-vertical-align="top" fo:min-height="1.02cm" fo:min-width="3.945cm" fo:padding-top="0.125cm" fo:padding-bottom="0.125cm" fo:padding-left="0.25cm" fo:padding-right="0.25cm" draw:shadow-offset-x="0.3cm" draw:shadow-offset-y="0.3cm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color="#ecebf0" fo:font-size="18pt" fo:font-style="italic" style:font-size-asian="18pt" style:font-style-asian="italic" style:font-size-complex="18pt" style:font-style-complex="italic"/>
    </style:style>
    <style:style style:name="P3" style:family="paragraph">
      <style:paragraph-properties fo:margin-left="0cm" fo:margin-right="0cm" text:enable-numbering="true" fo:text-indent="0cm"/>
    </style:style>
    <style:style style:name="P4" style:family="paragraph">
      <style:paragraph-properties fo:margin-left="0cm" fo:margin-right="0cm" text:enable-numbering="true" fo:text-indent="0cm"/>
      <style:text-properties fo:color="#ecebf0"/>
    </style:style>
    <style:style style:name="P5" style:family="paragraph">
      <style:text-properties fo:color="#ecebf0"/>
    </style:style>
    <style:style style:name="P6" style:family="paragraph">
      <style:text-properties fo:color="#ecebf0" fo:font-size="18pt" style:font-size-asian="18pt" style:font-size-complex="18pt"/>
    </style:style>
    <style:style style:name="P7" style:family="paragraph">
      <style:paragraph-properties fo:margin-left="0cm" fo:margin-right="0cm" fo:text-indent="0cm"/>
      <style:text-properties fo:color="#353129" fo:font-size="26pt" style:font-size-asian="26pt" style:font-size-complex="26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color="#ffffff"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13" style:family="paragraph">
      <style:paragraph-properties fo:margin-left="0cm" fo:margin-right="0cm" text:enable-numbering="true" fo:text-indent="0cm"/>
      <style:text-properties fo:color="#ffffff"/>
    </style:style>
    <style:style style:name="P14" style:family="paragraph">
      <style:paragraph-properties fo:margin-left="0cm" fo:margin-right="0cm" fo:text-indent="0cm"/>
      <style:text-properties fo:color="#ffffff"/>
    </style:style>
    <style:style style:name="P15" style:family="paragraph">
      <style:paragraph-properties fo:text-align="center"/>
      <style:text-properties fo:color="#ffffff" fo:font-size="16pt" style:font-size-asian="16pt" style:font-size-complex="16pt"/>
    </style:style>
    <style:style style:name="P16" style:family="paragraph">
      <style:paragraph-properties fo:margin-left="0cm" fo:margin-right="0cm" fo:text-align="center" text:enable-numbering="false" fo:text-indent="0cm"/>
    </style:style>
    <style:style style:name="P17" style:family="paragraph">
      <style:text-properties fo:color="#ffffff"/>
    </style:style>
    <style:style style:name="P18" style:family="paragraph">
      <style:text-properties fo:color="#353129" style:text-underline-style="solid" style:text-underline-width="auto" style:text-underline-color="font-color"/>
    </style:style>
    <style:style style:name="P19" style:family="paragraph">
      <style:text-properties fo:color="#ffffff" fo:font-size="16pt" style:font-size-asian="16pt" style:font-size-complex="16pt"/>
    </style:style>
    <style:style style:name="P20" style:family="paragraph">
      <style:paragraph-properties fo:margin-left="0cm" fo:margin-right="0cm" fo:text-indent="0cm"/>
      <style:text-properties fo:color="#ffffff" fo:font-family="Arial" style:font-family-generic="swiss" style:font-pitch="variable" fo:font-size="18pt" style:font-size-asian="18pt" style:font-size-complex="18pt"/>
    </style:style>
    <style:style style:name="P21" style:family="paragraph">
      <style:paragraph-properties text:enable-numbering="true"/>
      <style:text-properties fo:color="#ffffff"/>
    </style:style>
    <style:style style:name="T1" style:family="text">
      <style:text-properties fo:color="#ecebf0" fo:font-family="'Times New Roman'" style:font-family-generic="roman" style:font-pitch="variable" fo:font-size="18pt" fo:language="en" fo:country="US" fo:font-style="italic" style:font-size-asian="18pt" style:language-asian="en" style:country-asian="US" style:font-style-asian="italic" style:font-size-complex="18pt" style:font-style-complex="italic"/>
    </style:style>
    <style:style style:name="T2" style:family="text">
      <style:text-properties fo:color="#ecebf0" fo:font-family="'Times New Roman'" style:font-family-generic="roman" style:font-pitch="variable" fo:font-size="18pt" fo:language="en" fo:country="US" fo:font-style="italic" fo:font-weight="bold" style:font-size-asian="18pt" style:language-asian="en" style:country-asian="US" style:font-style-asian="italic" style:font-size-complex="18pt" style:font-style-complex="italic" style:font-weight-complex="bold"/>
    </style:style>
    <style:style style:name="T3" style:family="text">
      <style:text-properties fo:color="#ecebf0"/>
    </style:style>
    <style:style style:name="T4" style:family="text">
      <style:text-properties fo:color="#ecebf0" fo:font-family="'Times New Roman'" style:font-family-generic="roman" style:font-pitch="variable" fo:font-size="18pt" fo:language="en" fo:country="US" style:font-size-asian="18pt" style:language-asian="en" style:country-asian="US" style:font-size-complex="18pt"/>
    </style:style>
    <style:style style:name="T5" style:family="text">
      <style:text-properties fo:color="#353129" fo:font-size="26pt" style:font-size-asian="26pt" style:font-size-complex="26pt"/>
    </style:style>
    <style:style style:name="T6" style:family="text">
      <style:text-properties fo:color="#ffffff" fo:font-size="16pt" style:font-size-asian="16pt" style:font-size-complex="16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ffffff"/>
    </style:style>
    <style:style style:name="T9" style:family="text">
      <style:text-properties fo:color="#353129" style:text-underline-style="solid" style:text-underline-width="auto" style:text-underline-color="font-color"/>
    </style:style>
    <style:style style:name="T10" style:family="text">
      <style:text-properties fo:color="#ffffff" fo:font-family="Arial" style:font-family-generic="swiss" style:font-pitch="variable" fo:font-size="18pt" fo:language="en" fo:country="US" style:font-size-asian="18pt" style:language-asian="en" style:country-asian="US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fo:color="#484a47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484a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484a47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484a47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484a47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484a47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484a47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484a47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484a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484a47" fo:font-size="45%"/>
      </text:list-level-style-bullet>
    </text:list-style>
  </office:automatic-styles>
  <office:body>
    <office:presentation>
      <draw:page draw:name="Introduction" draw:style-name="dp1" draw:master-page-name="Default" presentation:presentation-page-layout-name="AL1T19">
        <office:forms form:automatic-focus="false" form:apply-design-mode="false"/>
        <draw:frame draw:style-name="gr1" draw:text-style-name="P2" draw:layer="layout" svg:width="16.127cm" svg:height="1.657cm" svg:x="3.81cm" svg:y="4.445cm">
          <draw:text-box>
            <text:p text:style-name="P1"><text:span text:style-name="T1">PRO.MA.SI stands for </text:span><text:span text:style-name="T2">Pr</text:span><text:span text:style-name="T1">oject </text:span><text:span text:style-name="T2">Ma</text:span><text:span text:style-name="T1">nagement </text:span><text:span text:style-name="T2">Si</text:span><text:span text:style-name="T1">mulator. </text:span><text:span text:style-name="T1"><text:line-break/></text:span><text:span text:style-name="T1">The purpose of the Promasi is to train new project managers.</text:span></text:p>
          </draw:text-box>
        </draw:frame>
        <draw:frame draw:style-name="gr2" draw:text-style-name="P4" draw:layer="layout" svg:width="6.825cm" svg:height="0.962cm" svg:x="1.905cm" svg:y="3.175cm">
          <draw:text-box>
            <text:list text:style-name="L2">
              <text:list-item>
                <text:p text:style-name="P3"><text:span text:style-name="T3"><text:s/></text:span><text:span text:style-name="T3">What is PRO.MA.SI?</text:span></text:p>
              </text:list-item>
            </text:list>
          </draw:text-box>
        </draw:frame>
        <draw:frame draw:style-name="gr1" draw:text-style-name="P5" draw:layer="layout" svg:width="9.323cm" svg:height="0.962cm" svg:x="1.905cm" svg:y="6.658cm">
          <draw:text-box>
            <text:list text:style-name="L2">
              <text:list-item>
                <text:p text:style-name="P3"><text:span text:style-name="T3"><text:s/></text:span><text:span text:style-name="T3">What is project management?</text:span></text:p>
              </text:list-item>
            </text:list>
          </draw:text-box>
        </draw:frame>
        <draw:frame draw:style-name="gr1" draw:text-style-name="P2" draw:layer="layout" svg:width="19.268cm" svg:height="2.36cm" svg:x="3.81cm" svg:y="7.8cm">
          <draw:text-box>
            <text:p text:style-name="P1"><text:span text:style-name="T1">By definition project management is a set of well-defined </text:span><text:span text:style-name="T1"><text:line-break/></text:span><text:span text:style-name="T1">methods and techniques for managing a team of people to accomplish </text:span><text:span text:style-name="T1"><text:line-break/></text:span><text:span text:style-name="T1">a series of work tasks(project) within a well-defined schedule and budget.</text:span></text:p>
          </draw:text-box>
        </draw:frame>
        <draw:frame draw:style-name="gr1" draw:text-style-name="P5" draw:layer="layout" svg:width="15.203cm" svg:height="0.962cm" svg:x="1.905cm" svg:y="10.795cm">
          <draw:text-box>
            <text:list text:style-name="L2">
              <text:list-item>
                <text:p text:style-name="P3"><text:span text:style-name="T3"><text:s/></text:span><text:span text:style-name="T3">What are the responsibilities of a project manager?</text:span></text:p>
              </text:list-item>
            </text:list>
          </draw:text-box>
        </draw:frame>
        <draw:frame draw:style-name="gr1" draw:text-style-name="P2" draw:layer="layout" svg:width="19.84cm" svg:height="2.36cm" svg:x="3.655cm" svg:y="12.065cm">
          <draw:text-box>
            <text:p text:style-name="P1"><text:span text:style-name="T1">Project manager is responsible for <text:s/>the quality of the product. </text:span><text:span text:style-name="T1"><text:line-break/></text:span><text:span text:style-name="T1">In order to achieve high quality, the project manager has to “play” with the</text:span><text:span text:style-name="T1"><text:line-break/></text:span><text:span text:style-name="T1"> cost,time and\or the features of a project.</text:span></text:p>
          </draw:text-box>
        </draw:frame>
        <draw:frame draw:style-name="gr1" draw:text-style-name="P5" draw:layer="layout" svg:width="5.263cm" svg:height="0.962cm" svg:x="1.905cm" svg:y="14.913cm">
          <draw:text-box>
            <text:list text:style-name="L2">
              <text:list-item>
                <text:p text:style-name="P3"><text:span text:style-name="T3"><text:s/></text:span><text:span text:style-name="T3">Why simulator?</text:span></text:p>
              </text:list-item>
            </text:list>
          </draw:text-box>
        </draw:frame>
        <draw:frame draw:style-name="gr1" draw:text-style-name="P6" draw:layer="layout" svg:width="23.938cm" svg:height="2.36cm" svg:x="3.81cm" svg:y="16.055cm">
          <draw:text-box>
            <text:p text:style-name="P1"><text:span text:style-name="T4">Simulator is a software program that imitates a real thing. </text:span><text:span text:style-name="T4"><text:line-break/></text:span><text:span text:style-name="T4">Many simulators exist such as flight simulators, military simulators etc. </text:span><text:span text:style-name="T4"><text:line-break/></text:span><text:span text:style-name="T4">The purpose of a simulator is to train , for example a pilot, without risking any real damage.</text:span></text:p>
          </draw:text-box>
        </draw:frame>
        <draw:frame presentation:style-name="pr1" draw:text-style-name="P7" draw:layer="layout" svg:width="9.525cm" svg:height="1.276cm" svg:x="0.135cm" svg:y="0.329cm" presentation:class="title" presentation:user-transformed="true">
          <draw:text-box>
            <text:p text:style-name="P1"><text:span text:style-name="T5">Introduc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imple Scenario" draw:style-name="dp1" draw:master-page-name="Default">
        <office:forms form:automatic-focus="false" form:apply-design-mode="false"/>
        <draw:custom-shape draw:style-name="gr4" draw:text-style-name="P10" draw:id="id1" draw:layer="layout" svg:width="9.119cm" svg:height="0.889cm" svg:x="9.715cm" svg:y="2.475cm">
          <text:p text:style-name="P9"><text:span text:style-name="T6">A project is assigned to the PM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id="id2" draw:layer="layout" svg:width="11.252cm" svg:height="0.889cm" svg:x="8.638cm" svg:y="4.586cm">
          <text:p text:style-name="P9"><text:span text:style-name="T6">The PM makes all necessary preparations</text:span>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14.274cm" svg:y1="3.364cm" svg:x2="14.264cm" svg:y2="4.586cm" draw:start-shape="id1" draw:start-glue-point="2" draw:end-shape="id2" svg:d="m14274 3364v610h-10v612">
          <text:p text:style-name="P1"/>
        </draw:connector>
        <draw:custom-shape draw:style-name="gr4" draw:text-style-name="P10" draw:id="id3" draw:layer="layout" svg:width="8.89cm" svg:height="0.9cm" svg:x="9.807cm" svg:y="6.625cm">
          <text:p text:style-name="P9"><text:span text:style-name="T6">Assigns tasks to all employees</text:span>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14.264cm" svg:y1="5.475cm" svg:x2="14.252cm" svg:y2="6.625cm" draw:start-shape="id2" draw:start-glue-point="2" draw:end-shape="id3" draw:end-glue-point="0" svg:d="m14264 5475v575h-12v575">
          <text:p text:style-name="P1"/>
        </draw:connector>
        <draw:custom-shape draw:style-name="gr6" draw:text-style-name="P10" draw:id="id4" draw:layer="layout" svg:width="8.89cm" svg:height="0.889cm" svg:x="9.807cm" svg:y="8.658cm">
          <text:p text:style-name="P9"><text:span text:style-name="T6">Watches the progress of the tasks</text:span>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14.252cm" svg:y1="7.525cm" svg:x2="14.252cm" svg:y2="8.658cm" draw:start-shape="id3" draw:start-glue-point="2" draw:end-shape="id4" draw:end-glue-point="0" svg:d="m14252 7525v1133">
          <text:p text:style-name="P1"/>
        </draw:connector>
        <draw:connector draw:style-name="gr5" draw:text-style-name="P11" draw:layer="layout" svg:x1="18.697cm" svg:y1="9.102cm" svg:x2="18.697cm" svg:y2="7.075cm" draw:start-shape="id4" draw:start-glue-point="1" draw:end-shape="id3" draw:end-glue-point="1" svg:d="m18697 9102h500v-2027h-500">
          <text:p text:style-name="P1"/>
        </draw:connector>
        <draw:custom-shape draw:style-name="gr4" draw:text-style-name="P10" draw:id="id5" draw:layer="layout" svg:width="13.132cm" svg:height="0.889cm" svg:x="7.699cm" svg:y="10.673cm">
          <text:p text:style-name="P9"><text:span text:style-name="T6">All tasks are finished or project deadline is reached</text:span>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14.252cm" svg:y1="9.547cm" svg:x2="14.265cm" svg:y2="10.673cm" draw:start-shape="id4" draw:start-glue-point="2" draw:end-shape="id5" svg:d="m14252 9547v562h13v564">
          <text:p text:style-name="P1"/>
        </draw:connector>
        <draw:frame draw:style-name="gr7" draw:text-style-name="P12" draw:layer="layout" svg:width="5.715cm" svg:height="2.132cm" svg:x="19.755cm" svg:y="7.128cm">
          <draw:text-box>
            <text:p text:style-name="P1"><text:span text:style-name="T7">Reschedule tasks and change resources</text:span></text:p>
          </draw:text-box>
        </draw:frame>
        <draw:custom-shape draw:style-name="gr4" draw:text-style-name="P10" draw:id="id6" draw:layer="layout" svg:width="15.621cm" svg:height="0.889cm" svg:x="6.454cm" svg:y="12.61cm">
          <text:p text:style-name="P9"><text:span text:style-name="T6">The PM Receives prestige points according to his decisions</text:span></text:p>
          <draw:enhanced-geometry svg:viewBox="0 0 21600 21600" draw:type="rectangle" draw:enhanced-path="M 0 0 L 21600 0 21600 21600 0 21600 0 0 Z N"/>
        </draw:custom-shape>
        <draw:connector draw:style-name="gr5" draw:text-style-name="P11" draw:layer="layout" svg:x1="14.265cm" svg:y1="11.562cm" svg:x2="14.264cm" svg:y2="12.61cm" draw:start-shape="id5" draw:start-glue-point="2" draw:end-shape="id6" draw:end-glue-point="0" svg:d="m14265 11562v523h-1v525">
          <text:p text:style-name="P1"/>
        </draw:connector>
        <draw:connector draw:style-name="gr8" draw:text-style-name="P11" draw:layer="layout" svg:x1="14.264cm" svg:y1="13.499cm" svg:x2="14.264cm" svg:y2="14.635cm" draw:start-shape="id6" draw:start-glue-point="2" draw:end-shape="id7" draw:end-glue-point="4" svg:d="m14264 13499v1136">
          <text:p text:style-name="P1"/>
        </draw:connector>
        <draw:frame draw:style-name="gr9" draw:text-style-name="P12" draw:layer="layout" svg:width="4.28cm" svg:height="1.505cm" svg:x="4.23cm" svg:y="3.045cm">
          <draw:text-box>
            <text:p text:style-name="P1"><text:span text:style-name="T7">Next project is assigned</text:span></text:p>
          </draw:text-box>
        </draw:frame>
        <draw:custom-shape draw:style-name="gr10" draw:text-style-name="P11" draw:id="id7" draw:layer="layout" svg:width="2.591cm" svg:height="2.54cm" svg:x="12.97cm" svg:y="14.635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1" draw:layer="layout" draw:line-skew="-5.404cm" svg:x1="12.97cm" svg:y1="15.904cm" svg:x2="9.715cm" svg:y2="2.919cm" draw:start-shape="id7" draw:start-glue-point="5" draw:end-shape="id1" draw:end-glue-point="3" svg:d="m12970 15904h-9160v-12985h5905">
          <text:p text:style-name="P1"/>
        </draw:connector>
        <draw:custom-shape draw:style-name="gr4" draw:text-style-name="P10" draw:id="id8" draw:layer="layout" svg:width="5.207cm" svg:height="1.6cm" svg:x="11.665cm" svg:y="18.32cm">
          <text:p text:style-name="P9"><text:span text:style-name="T6">The PM receives</text:span></text:p>
          <text:p text:style-name="P1"><text:span text:style-name="T6"><text:s/></text:span><text:span text:style-name="T6">the final s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1" draw:layer="layout" svg:x1="14.265cm" svg:y1="17.175cm" svg:x2="14.268cm" svg:y2="18.32cm" draw:start-shape="id7" draw:end-shape="id8" svg:d="m14265 17175v573h3v572">
          <text:p text:style-name="P1"/>
        </draw:connector>
        <draw:frame presentation:style-name="pr3" draw:text-style-name="P7" draw:layer="layout" svg:width="14.469cm" svg:height="1.276cm" svg:x="0.136cm" svg:y="0.329cm" presentation:class="title" presentation:user-transformed="true">
          <draw:text-box>
            <text:p text:style-name="P9"><text:span text:style-name="T5">Simple PRO.MA.SI Work flow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roject Assignment" draw:style-name="dp1" draw:master-page-name="Default">
        <office:forms form:automatic-focus="false" form:apply-design-mode="false"/>
        <draw:frame presentation:style-name="pr5" draw:text-style-name="P7" draw:layer="layout" svg:width="14.469cm" svg:height="1.276cm" svg:x="0.137cm" svg:y="0.329cm" presentation:class="title" presentation:user-transformed="true">
          <draw:text-box>
            <text:p text:style-name="P9"><text:span text:style-name="T5">Project Assignment</text:span></text:p>
          </draw:text-box>
        </draw:frame>
        <draw:frame draw:style-name="gr11" draw:text-style-name="P13" draw:layer="layout" svg:width="2.54cm" svg:height="0.962cm" svg:x="1.27cm" svg:y="3.81cm">
          <draw:text-box>
            <text:list text:style-name="L3">
              <text:list-item>
                <text:p text:style-name="P3"><text:span text:style-name="T8">Name</text:span></text:p>
              </text:list-item>
            </text:list>
          </draw:text-box>
        </draw:frame>
        <draw:frame draw:style-name="gr12" draw:text-style-name="P14" draw:layer="layout" svg:width="20.32cm" svg:height="1.27cm" svg:x="0.635cm" svg:y="2.54cm">
          <draw:text-box>
            <text:p text:style-name="P1"><text:span text:style-name="T8">Project manager receives the following information about a project :</text:span></text:p>
          </draw:text-box>
        </draw:frame>
        <draw:frame draw:style-name="gr13" draw:text-style-name="P13" draw:id="id9" draw:layer="layout" svg:width="4.445cm" svg:height="0.962cm" svg:x="1.27cm" svg:y="4.753cm">
          <draw:text-box>
            <text:list text:style-name="L3">
              <text:list-item>
                <text:p text:style-name="P3"><text:span text:style-name="T8">Description</text:span></text:p>
              </text:list-item>
            </text:list>
          </draw:text-box>
        </draw:frame>
        <draw:frame draw:style-name="gr14" draw:text-style-name="P13" draw:id="id11" draw:layer="layout" svg:width="3.175cm" svg:height="0.962cm" svg:x="1.27cm" svg:y="5.715cm">
          <draw:text-box>
            <text:list text:style-name="L3">
              <text:list-item>
                <text:p text:style-name="P3"><text:span text:style-name="T8">Budget</text:span></text:p>
              </text:list-item>
            </text:list>
          </draw:text-box>
        </draw:frame>
        <draw:frame draw:style-name="gr15" draw:text-style-name="P13" draw:id="id13" draw:layer="layout" svg:width="3.81cm" svg:height="0.962cm" svg:x="1.27cm" svg:y="6.658cm">
          <draw:text-box>
            <text:list text:style-name="L3">
              <text:list-item>
                <text:p text:style-name="P3"><text:span text:style-name="T8">Start Date</text:span></text:p>
              </text:list-item>
            </text:list>
          </draw:text-box>
        </draw:frame>
        <draw:frame draw:style-name="gr16" draw:text-style-name="P13" draw:id="id15" draw:layer="layout" svg:width="3.81cm" svg:height="0.962cm" svg:x="1.27cm" svg:y="7.62cm">
          <draw:text-box>
            <text:list text:style-name="L3">
              <text:list-item>
                <text:p text:style-name="P3"><text:span text:style-name="T8">Deadline</text:span></text:p>
              </text:list-item>
            </text:list>
          </draw:text-box>
        </draw:frame>
        <draw:frame draw:style-name="gr17" draw:text-style-name="P13" draw:id="id17" draw:layer="layout" svg:width="5.08cm" svg:height="0.962cm" svg:x="1.27cm" svg:y="8.563cm">
          <draw:text-box>
            <text:list text:style-name="L3">
              <text:list-item>
                <text:p text:style-name="P3"><text:span text:style-name="T8">Available Tasks</text:span></text:p>
              </text:list-item>
            </text:list>
          </draw:text-box>
        </draw:frame>
        <draw:custom-shape draw:style-name="gr4" draw:text-style-name="P15" draw:id="id10" draw:layer="layout" svg:width="9.525cm" svg:height="2.54cm" svg:x="17.145cm" svg:y="4.445cm">
          <text:p text:style-name="P9"><text:span text:style-name="T6">Short description of the project</text:span></text:p>
          <text:p text:style-name="P9"><text:span text:style-name="T6">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5" draw:id="id12" draw:layer="layout" svg:width="9.525cm" svg:height="2.54cm" svg:x="17.145cm" svg:y="7.62cm">
          <text:p text:style-name="P9"><text:span text:style-name="T6">The available amount of money</text:span></text:p>
          <text:p text:style-name="P9"><text:span text:style-name="T6">the PM has in order to complete</text:span></text:p>
          <text:p text:style-name="P9"><text:span text:style-name="T6">the projec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5" draw:id="id14" draw:layer="layout" svg:width="9.525cm" svg:height="3.175cm" svg:x="17.145cm" svg:y="10.795cm">
          <text:p text:style-name="P9"><text:span text:style-name="T6">The day that the project will start.</text:span></text:p>
          <text:p text:style-name="P9"><text:span text:style-name="T6">The start date basically gives the</text:span></text:p>
          <text:p text:style-name="P9"><text:span text:style-name="T6">PM time to prepare for the</text:span></text:p>
          <text:p text:style-name="P9"><text:span text:style-name="T6">project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5" draw:id="id16" draw:layer="layout" svg:width="9.525cm" svg:height="2.54cm" svg:x="17.145cm" svg:y="14.37cm">
          <text:p text:style-name="P9"><text:span text:style-name="T6">The date that the PM has to deliver</text:span></text:p>
          <text:p text:style-name="P9"><text:span text:style-name="T6">the product. The deadline cannot</text:span></text:p>
          <text:p text:style-name="P9"><text:span text:style-name="T6">chang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5" draw:id="id18" draw:layer="layout" svg:width="9.525cm" svg:height="3.275cm" svg:x="17.21cm" svg:y="17.345cm">
          <text:p text:style-name="P9"><text:span text:style-name="T6">Each project has some predefined</text:span></text:p>
          <text:p text:style-name="P9"><text:span text:style-name="T6">tasks that should be completed.</text:span></text:p>
          <text:p text:style-name="P16"><text:span text:style-name="T6">The project can have for example :</text:span></text:p>
          <text:p text:style-name="P16"><text:span text:style-name="T6">Write Code,Test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1" draw:layer="layout" draw:type="lines" draw:line-skew="0.77cm" svg:x1="5.715cm" svg:y1="5.234cm" svg:x2="17.145cm" svg:y2="5.715cm" draw:start-shape="id9" draw:start-glue-point="1" draw:end-shape="id10" svg:d="m5715 5234h1270l9659 481h501">
          <text:p text:style-name="P1"/>
        </draw:connector>
        <draw:connector draw:style-name="gr8" draw:text-style-name="P11" draw:layer="layout" draw:type="lines" draw:line-skew="2.04cm" svg:x1="4.445cm" svg:y1="6.196cm" svg:x2="17.145cm" svg:y2="8.89cm" draw:start-shape="id11" draw:end-shape="id12" svg:d="m4445 6196h2540l9659 2694h501">
          <text:p text:style-name="P1"/>
        </draw:connector>
        <draw:connector draw:style-name="gr8" draw:text-style-name="P11" draw:layer="layout" draw:type="lines" draw:line-skew="1.405cm" svg:x1="5.08cm" svg:y1="7.139cm" svg:x2="17.145cm" svg:y2="12.382cm" draw:start-shape="id13" draw:start-glue-point="1" draw:end-shape="id14" svg:d="m5080 7139h1905l9659 5243h501">
          <text:p text:style-name="P1"/>
        </draw:connector>
        <draw:connector draw:style-name="gr8" draw:text-style-name="P11" draw:layer="layout" draw:type="lines" draw:line-skew="1.405cm" svg:x1="5.08cm" svg:y1="8.101cm" svg:x2="17.145cm" svg:y2="15.64cm" draw:start-shape="id15" draw:start-glue-point="1" draw:end-shape="id16" svg:d="m5080 8101h1905l9659 7539h501">
          <text:p text:style-name="P1"/>
        </draw:connector>
        <draw:connector draw:style-name="gr8" draw:text-style-name="P11" draw:layer="layout" draw:type="lines" svg:x1="6.35cm" svg:y1="9.044cm" svg:x2="17.21cm" svg:y2="18.982cm" draw:start-shape="id17" draw:end-shape="id18" svg:d="m6350 9044h500l9859 9938h501">
          <text:p text:style-name="P1"/>
        </draw:connecto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reparing for the project" draw:style-name="dp1" draw:master-page-name="Default">
        <office:forms form:automatic-focus="false" form:apply-design-mode="false"/>
        <draw:frame presentation:style-name="pr6" draw:text-style-name="P7" draw:layer="layout" svg:width="14.469cm" svg:height="1.276cm" svg:x="0.138cm" svg:y="0.329cm" presentation:class="title" presentation:user-transformed="true">
          <draw:text-box>
            <text:p text:style-name="P9"><text:span text:style-name="T5">Preparing for the project</text:span></text:p>
          </draw:text-box>
        </draw:frame>
        <draw:frame draw:style-name="gr1" draw:text-style-name="P17" draw:layer="layout" svg:width="20.716cm" svg:height="0.962cm" svg:x="3.414cm" svg:y="2.54cm">
          <draw:text-box>
            <text:p text:style-name="P1"><text:span text:style-name="T8">Before the new project starts the project manager can do certain actions</text:span></text:p>
          </draw:text-box>
        </draw:frame>
        <draw:frame draw:style-name="gr1" draw:text-style-name="P18" draw:layer="layout" svg:width="10.98cm" svg:height="0.962cm" svg:x="8.171cm" svg:y="4.445cm">
          <draw:text-box>
            <text:p text:style-name="P1"><text:span text:style-name="T9">View Statistics from previous projects</text:span></text:p>
          </draw:text-box>
        </draw:frame>
        <draw:frame draw:style-name="gr1" draw:text-style-name="P19" draw:layer="layout" svg:width="26.444cm" svg:height="1.505cm" svg:x="1.162cm" svg:y="5.637cm">
          <draw:text-box>
            <text:p text:style-name="P1"><text:span text:style-name="T6">By viewing statistics from previous projects the PM can look for similar projects and compare his actions</text:span></text:p>
            <text:p text:style-name="P1"><text:span text:style-name="T6">in order to determine what method worked better.</text:span></text:p>
          </draw:text-box>
        </draw:frame>
        <draw:frame draw:style-name="gr1" draw:text-style-name="P18" draw:layer="layout" svg:width="6.903cm" svg:height="0.962cm" svg:x="10.261cm" svg:y="7.342cm">
          <draw:text-box>
            <text:p text:style-name="P1"><text:span text:style-name="T9">Hire or Fire employees</text:span></text:p>
          </draw:text-box>
        </draw:frame>
        <draw:frame draw:style-name="gr1" draw:text-style-name="P19" draw:layer="layout" svg:width="26.829cm" svg:height="1.505cm" svg:x="1.162cm" svg:y="8.377cm">
          <draw:text-box>
            <text:p text:style-name="P1"><text:span text:style-name="T6">Depending on the project the PM might decide that he needs more testers or developers etc. He can view</text:span></text:p>
            <text:p text:style-name="P1"><text:span text:style-name="T6">the history of each employee to see if someone didn't do a good job and fire him.</text:span></text:p>
          </draw:text-box>
        </draw:frame>
        <draw:frame draw:style-name="gr1" draw:text-style-name="P18" draw:layer="layout" svg:width="6.793cm" svg:height="0.962cm" svg:x="10.261cm" svg:y="10.19cm">
          <draw:text-box>
            <text:p text:style-name="P1"><text:span text:style-name="T9">Employee cooperation</text:span></text:p>
          </draw:text-box>
        </draw:frame>
        <draw:frame draw:style-name="gr1" draw:text-style-name="P19" draw:layer="layout" svg:width="26.325cm" svg:height="1.505cm" svg:x="1.212cm" svg:y="11.152cm">
          <draw:text-box>
            <text:p text:style-name="P1"><text:span text:style-name="T6">Some employees might not cooperate well with others. The PM can view the history in order to see who</text:span></text:p>
            <text:p text:style-name="P1"><text:span text:style-name="T6">cooperates well with who, so that he will form the right teams. </text:span></text:p>
          </draw:text-box>
        </draw:frame>
        <draw:frame draw:style-name="gr1" draw:text-style-name="P18" draw:layer="layout" svg:width="4.964cm" svg:height="0.962cm" svg:x="10.42cm" svg:y="13.057cm">
          <draw:text-box>
            <text:p text:style-name="P1"><text:span text:style-name="T9">Employee Skills</text:span></text:p>
          </draw:text-box>
        </draw:frame>
        <draw:frame draw:style-name="gr1" draw:text-style-name="P19" draw:layer="layout" svg:width="26.101cm" svg:height="1.505cm" svg:x="1.371cm" svg:y="13.992cm">
          <draw:text-box>
            <text:p text:style-name="P1"><text:span text:style-name="T6">Every employee is better in some areas. The PM much know the skills of his employees so that he can</text:span></text:p>
            <text:p text:style-name="P1"><text:span text:style-name="T6">assign them the right tasks.</text:span></text:p>
          </draw:text-box>
        </draw:frame>
        <draw:frame draw:style-name="gr1" draw:text-style-name="P18" draw:layer="layout" svg:width="5.112cm" svg:height="0.962cm" svg:x="10.319cm" svg:y="15.875cm">
          <draw:text-box>
            <text:p text:style-name="P1"><text:span text:style-name="T9">Project Planning</text:span></text:p>
          </draw:text-box>
        </draw:frame>
        <draw:frame draw:style-name="gr1" draw:text-style-name="P19" draw:layer="layout" svg:width="18.561cm" svg:height="0.878cm" svg:x="4.445cm" svg:y="16.902cm">
          <draw:text-box>
            <text:p text:style-name="P1"><text:span text:style-name="T6">The PM has to schedule the tasks and assign employees to those task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ssigning tasks" draw:style-name="dp1" draw:master-page-name="Default">
        <office:forms form:automatic-focus="false" form:apply-design-mode="false"/>
        <draw:frame presentation:style-name="pr7" draw:text-style-name="P7" draw:layer="layout" svg:width="14.469cm" svg:height="1.276cm" svg:x="0.14cm" svg:y="0.329cm" presentation:class="title" presentation:user-transformed="true">
          <draw:text-box>
            <text:p text:style-name="P9"><text:span text:style-name="T5">Scheduling Tasks</text:span></text:p>
          </draw:text-box>
        </draw:frame>
        <draw:frame draw:style-name="gr1" draw:text-style-name="P17" draw:layer="layout" svg:width="17.782cm" svg:height="0.962cm" svg:x="0.635cm" svg:y="2.54cm">
          <draw:text-box>
            <text:p text:style-name="P1"><text:span text:style-name="T8">When the PM schedules a task he has to define the following </text:span></text:p>
          </draw:text-box>
        </draw:frame>
        <draw:frame draw:style-name="gr1" draw:text-style-name="P17" draw:layer="layout" svg:width="11.787cm" svg:height="0.962cm" svg:x="2.476cm" svg:y="3.81cm">
          <draw:text-box>
            <text:list text:style-name="L3">
              <text:list-item>
                <text:p text:style-name="P3"><text:span text:style-name="T8">The date the the task will start and end.</text:span></text:p>
              </text:list-item>
            </text:list>
          </draw:text-box>
        </draw:frame>
        <draw:frame draw:style-name="gr1" draw:text-style-name="P17" draw:layer="layout" svg:width="12.29cm" svg:height="0.962cm" svg:x="2.476cm" svg:y="4.753cm">
          <draw:text-box>
            <text:list text:style-name="L3">
              <text:list-item>
                <text:p text:style-name="P3"><text:span text:style-name="T8">The employees that will work on the task.</text:span></text:p>
              </text:list-item>
            </text:list>
          </draw:text-box>
        </draw:frame>
        <draw:frame draw:style-name="gr1" draw:text-style-name="P17" draw:layer="layout" svg:width="15.923cm" svg:height="0.962cm" svg:x="2.476cm" svg:y="5.715cm">
          <draw:text-box>
            <text:list text:style-name="L3">
              <text:list-item>
                <text:p text:style-name="P3"><text:span text:style-name="T8">How many hours each employee will work on the task.</text:span></text:p>
              </text:list-item>
            </text:list>
          </draw:text-box>
        </draw:frame>
        <draw:frame draw:style-name="gr1" draw:text-style-name="P17" draw:layer="layout" svg:width="25.661cm" svg:height="1.673cm" svg:x="1.27cm" svg:y="8.582cm">
          <draw:text-box>
            <text:p text:style-name="P1"><text:span text:style-name="T8">The employees cannot work overtimes. The PM must assign tasks so that each employee</text:span></text:p>
            <text:p text:style-name="P1"><text:span text:style-name="T8">will work each day for 8 hours the most.</text:span></text:p>
          </draw:text-box>
        </draw:frame>
        <draw:frame draw:style-name="gr1" draw:text-style-name="P18" draw:layer="layout" svg:width="3.393cm" svg:height="0.962cm" svg:x="11.43cm" svg:y="7.62cm">
          <draw:text-box>
            <text:p text:style-name="P1"><text:span text:style-name="T9">Overtimes</text:span></text:p>
          </draw:text-box>
        </draw:frame>
        <draw:frame draw:style-name="gr1" draw:text-style-name="P17" draw:layer="layout" svg:width="24.941cm" svg:height="1.673cm" svg:x="1.27cm" svg:y="11.757cm">
          <draw:text-box>
            <text:p text:style-name="P1"><text:span text:style-name="T8">The PM can assign more than one tasks per employee. He can for example assign the </text:span></text:p>
            <text:p text:style-name="P1"><text:span text:style-name="T8">employee A to write code for 4 hours and test the code for another 4 hours.</text:span></text:p>
          </draw:text-box>
        </draw:frame>
        <draw:frame draw:style-name="gr1" draw:text-style-name="P18" draw:layer="layout" svg:width="4.016cm" svg:height="0.962cm" svg:x="11.43cm" svg:y="10.795cm">
          <draw:text-box>
            <text:p text:style-name="P1"><text:span text:style-name="T9">Multi task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restige points" draw:style-name="dp1" draw:master-page-name="Default">
        <office:forms form:automatic-focus="false" form:apply-design-mode="false"/>
        <draw:frame presentation:style-name="pr8" draw:text-style-name="P7" draw:layer="layout" svg:width="14.469cm" svg:height="1.276cm" svg:x="0.141cm" svg:y="0.329cm" presentation:class="title" presentation:user-transformed="true">
          <draw:text-box>
            <text:p text:style-name="P9"><text:span text:style-name="T5">Prestige points</text:span></text:p>
          </draw:text-box>
        </draw:frame>
        <draw:frame draw:style-name="gr1" draw:text-style-name="P17" draw:layer="layout" svg:width="25.043cm" svg:height="1.673cm" svg:x="1.27cm" svg:y="2.54cm">
          <draw:text-box>
            <text:p text:style-name="P1"><text:span text:style-name="T8">When a project finishes the PM receives points. These points are called prestige points.</text:span></text:p>
            <text:p text:style-name="P1"><text:span text:style-name="T8">The prestige points have a range of 0 to 10.</text:span></text:p>
          </draw:text-box>
        </draw:frame>
        <draw:frame draw:style-name="gr1" draw:text-style-name="P17" draw:layer="layout" svg:width="26.05cm" svg:height="2.384cm" svg:x="1.255cm" svg:y="6.35cm">
          <draw:text-box>
            <text:p text:style-name="P1"><text:span text:style-name="T8">Depending on the project the way that the PM receives these points differs. A project might </text:span></text:p>
            <text:p text:style-name="P1"><text:span text:style-name="T8">want to teach to the PM that testing is important. So even if the PM did a really good job on</text:span></text:p>
            <text:p text:style-name="P1"><text:span text:style-name="T8">all other tasks but failed to put time on the test task the prestige points will be low.</text:span></text:p>
          </draw:text-box>
        </draw:frame>
        <draw:frame draw:style-name="gr1" draw:text-style-name="P18" draw:layer="layout" svg:width="5.472cm" svg:height="0.962cm" svg:x="11.038cm" svg:y="5.388cm">
          <draw:text-box>
            <text:p text:style-name="P1"><text:span text:style-name="T9">Getting the poin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lay Modes" draw:style-name="dp1" draw:master-page-name="Default">
        <office:forms form:automatic-focus="false" form:apply-design-mode="false"/>
        <draw:frame presentation:style-name="pr9" draw:text-style-name="P7" draw:layer="layout" svg:width="14.469cm" svg:height="1.276cm" svg:x="0.142cm" svg:y="0.329cm" presentation:class="title" presentation:user-transformed="true">
          <draw:text-box>
            <text:p text:style-name="P9"><text:span text:style-name="T5">Play modes</text:span></text:p>
          </draw:text-box>
        </draw:frame>
        <draw:frame draw:style-name="gr1" draw:text-style-name="P17" draw:layer="layout" svg:width="23.023cm" svg:height="1.673cm" svg:x="1.27cm" svg:y="2.54cm">
          <draw:text-box>
            <text:p text:style-name="P1"><text:span text:style-name="T8">The simple work flow that we saw is just a generic idea of how the game play is. </text:span></text:p>
            <text:p text:style-name="P1"><text:span text:style-name="T8">Promasi supports play modes. A play mode defines the goal of the game.</text:span></text:p>
          </draw:text-box>
        </draw:frame>
        <draw:frame draw:style-name="gr1" draw:text-style-name="P18" draw:layer="layout" svg:width="7.639cm" svg:height="0.962cm" svg:x="10.141cm" svg:y="4.853cm">
          <draw:text-box>
            <text:p text:style-name="P1"><text:span text:style-name="T9">Single player score mode</text:span></text:p>
          </draw:text-box>
        </draw:frame>
        <draw:frame draw:style-name="gr1" draw:text-style-name="P17" draw:layer="layout" svg:width="27.215cm" svg:height="3.095cm" svg:x="0.423cm" svg:y="5.871cm">
          <draw:text-box>
            <text:p text:style-name="P1"><text:span text:style-name="T8">This play mode is very simple. The goal of this play mode is to gather prestige points.</text:span></text:p>
            <text:p text:style-name="P1"><text:span text:style-name="T8">When the game starts the PM has to pick a story to play,a story has many projects that are</text:span></text:p>
            <text:p text:style-name="P1"><text:span text:style-name="T8"><text:s/></text:span><text:span text:style-name="T8">assigned to the PM in a specific order. The prestige points of each project are added and when</text:span></text:p>
            <text:p text:style-name="P1"><text:span text:style-name="T8"><text:s/></text:span><text:span text:style-name="T8">the story finishes the final score of the PM is saved in a local score tabl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How it works" draw:style-name="dp1" draw:master-page-name="Default">
        <office:forms form:automatic-focus="false" form:apply-design-mode="false"/>
        <draw:frame presentation:style-name="pr10" draw:text-style-name="P7" draw:layer="layout" svg:width="14.469cm" svg:height="1.276cm" svg:x="0.142cm" svg:y="0.329cm" presentation:class="title" presentation:user-transformed="true">
          <draw:text-box>
            <text:p text:style-name="P9"><text:span text:style-name="T5">How it works</text:span></text:p>
          </draw:text-box>
        </draw:frame>
        <draw:custom-shape draw:style-name="gr18" draw:text-style-name="P9" draw:id="id19" draw:layer="layout" svg:width="8.58cm" svg:height="1.905cm" svg:x="0.71cm" svg:y="8.585cm">
          <draw:glue-point draw:id="4" svg:x="2.666cm" svg:y="4.997cm"/>
          <draw:glue-point draw:id="5" svg:x="-2.666cm" svg:y="4.997cm"/>
          <text:p text:style-name="P9">UI</text:p>
          <draw:enhanced-geometry svg:viewBox="0 0 21600 21600" draw:type="rectangle" draw:enhanced-path="M 0 0 L 21600 0 21600 21600 0 21600 0 0 Z N"/>
        </draw:custom-shape>
        <draw:custom-shape draw:style-name="gr18" draw:text-style-name="P9" draw:id="id20" draw:layer="layout" svg:width="2.23cm" svg:height="1.905cm" svg:x="1.61cm" svg:y="11.495cm">
          <text:p text:style-name="P9">Shell</text:p>
          <draw:enhanced-geometry svg:viewBox="0 0 21600 21600" draw:type="rectangle" draw:enhanced-path="M 0 0 L 21600 0 21600 21600 0 21600 0 0 Z N"/>
        </draw:custom-shape>
        <draw:custom-shape draw:style-name="gr18" draw:text-style-name="P9" draw:id="id21" draw:layer="layout" svg:width="2.87cm" svg:height="1.905cm" svg:x="5.836cm" svg:y="11.49cm">
          <text:p text:style-name="P9">Model</text:p>
          <draw:enhanced-geometry svg:viewBox="0 0 21600 21600" draw:type="rectangle" draw:enhanced-path="M 0 0 L 21600 0 21600 21600 0 21600 0 0 Z N"/>
        </draw:custom-shape>
        <draw:custom-shape draw:style-name="gr18" draw:text-style-name="P9" draw:id="id22" draw:layer="layout" svg:width="4.77cm" svg:height="1.905cm" svg:x="4.845cm" svg:y="14.175cm">
          <text:p text:style-name="P9">Communication</text:p>
          <draw:enhanced-geometry svg:viewBox="0 0 21600 21600" draw:type="rectangle" draw:enhanced-path="M 0 0 L 21600 0 21600 21600 0 21600 0 0 Z N"/>
        </draw:custom-shape>
        <draw:custom-shape draw:style-name="gr18" draw:text-style-name="P9" draw:id="id23" draw:layer="layout" svg:width="8.56cm" svg:height="1.905cm" svg:x="0.74cm" svg:y="17.145cm">
          <draw:glue-point draw:id="4" svg:x="-2.666cm" svg:y="-4.997cm"/>
          <draw:glue-point draw:id="5" svg:x="2.592cm" svg:y="-4.839cm"/>
          <text:p text:style-name="P9">Core</text:p>
          <draw:enhanced-geometry svg:viewBox="0 0 21600 21600" draw:type="rectangle" draw:enhanced-path="M 0 0 L 21600 0 21600 21600 0 21600 0 0 Z N"/>
        </draw:custom-shape>
        <draw:connector draw:style-name="gr19" draw:text-style-name="P11" draw:layer="layout" svg:x1="2.713cm" svg:y1="10.488cm" svg:x2="2.725cm" svg:y2="11.495cm" draw:start-shape="id19" draw:start-glue-point="5" draw:end-shape="id20" svg:d="m2713 10488v504h12v503">
          <text:p text:style-name="P1"/>
        </draw:connector>
        <draw:connector draw:style-name="gr19" draw:text-style-name="P11" draw:layer="layout" svg:x1="7.287cm" svg:y1="10.488cm" svg:x2="7.271cm" svg:y2="11.49cm" draw:start-shape="id19" draw:start-glue-point="4" draw:end-shape="id21" svg:d="m7287 10488v501h-16v501">
          <text:p text:style-name="P1"/>
        </draw:connector>
        <draw:connector draw:style-name="gr19" draw:text-style-name="P11" draw:layer="layout" svg:x1="7.271cm" svg:y1="13.395cm" svg:x2="7.23cm" svg:y2="14.175cm" draw:start-shape="id21" draw:start-glue-point="2" draw:end-shape="id22" draw:end-glue-point="0" svg:d="m7271 13395v389h-41v391">
          <text:p text:style-name="P1"/>
        </draw:connector>
        <draw:connector draw:style-name="gr19" draw:text-style-name="P11" draw:layer="layout" svg:x1="7.238cm" svg:y1="17.176cm" svg:x2="7.23cm" svg:y2="16.08cm" draw:start-shape="id23" draw:start-glue-point="5" draw:end-shape="id22" svg:d="m7238 17176v-564h-8v-532">
          <text:p text:style-name="P1"/>
        </draw:connector>
        <draw:connector draw:style-name="gr19" draw:text-style-name="P11" draw:layer="layout" svg:x1="3.84cm" svg:y1="12.447cm" svg:x2="5.836cm" svg:y2="12.442cm" draw:start-shape="id20" draw:start-glue-point="1" draw:end-shape="id21" draw:end-glue-point="3" svg:d="m3840 12447h998v-5h998">
          <text:p text:style-name="P1"/>
        </draw:connector>
        <draw:connector draw:style-name="gr19" draw:text-style-name="P11" draw:layer="layout" svg:x1="2.725cm" svg:y1="13.4cm" svg:x2="2.738cm" svg:y2="17.146cm" draw:start-shape="id20" draw:start-glue-point="2" draw:end-shape="id23" draw:end-glue-point="4" svg:d="m2725 13400v1872h13v1874">
          <text:p text:style-name="P1"/>
        </draw:connector>
        <draw:frame draw:style-name="gr1" draw:text-style-name="P17" draw:layer="layout" svg:width="22.23cm" svg:height="4.517cm" svg:x="1.035cm" svg:y="2.705cm">
          <draw:text-box>
            <text:list text:style-name="L1">
              <text:list-item>
                <text:p text:style-name="P1"><text:span text:style-name="T8">Promasi is separated in layers each layer has its own responsibilites:</text:span></text:p>
              </text:list-item>
            </text:list>
            <text:list text:style-name="L3">
              <text:list-item>
                <text:p text:style-name="P3"><text:span text:style-name="T8">UI: The user interface.</text:span></text:p>
              </text:list-item>
            </text:list>
            <text:list text:style-name="L3">
              <text:list-item>
                <text:p text:style-name="P3"><text:span text:style-name="T8">Shell: Shell is an API to handle and extend Promasi.</text:span></text:p>
              </text:list-item>
            </text:list>
            <text:list text:style-name="L3">
              <text:list-item>
                <text:p text:style-name="P3"><text:span text:style-name="T8">Model: The model of the promasi.</text:span></text:p>
              </text:list-item>
            </text:list>
            <text:list text:style-name="L3">
              <text:list-item>
                <text:p text:style-name="P3"><text:span text:style-name="T8">Core: Does all calculations, receives input and outputs calculated values.</text:span></text:p>
              </text:list-item>
            </text:list>
            <text:list text:style-name="L3">
              <text:list-item>
                <text:p text:style-name="P3"><text:span text:style-name="T8">Communication: The way the core layer communicates with the model layer. </text:span></text:p>
              </text:list-item>
            </text:list>
          </draw:text-box>
        </draw:frame>
        <draw:frame draw:style-name="gr20" draw:text-style-name="P14" draw:layer="layout" svg:width="18.011cm" svg:height="3.806cm" svg:x="9.525cm" svg:y="8.487cm">
          <draw:text-box>
            <text:p text:style-name="P1"><text:span text:style-name="T8">The UI changes the values of the model and does more </text:span></text:p>
            <text:p text:style-name="P1"><text:span text:style-name="T8">complicated actions through the shell. The core requests input</text:span></text:p>
            <text:p text:style-name="P1"><text:span text:style-name="T8">from the communication the comunication receives the values </text:span></text:p>
            <text:p text:style-name="P1"><text:span text:style-name="T8">from the model. The core outputs the values to the model </text:span></text:p>
            <text:p text:style-name="P1"><text:span text:style-name="T8">through the communication and the ui is update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Layer interaction example" draw:style-name="dp1" draw:master-page-name="Default">
        <office:forms form:automatic-focus="false" form:apply-design-mode="false"/>
        <draw:custom-shape draw:style-name="gr21" draw:text-style-name="P11" draw:layer="layout" svg:width="0.635cm" svg:height="14.605cm" svg:x="22.39cm" svg:y="5.715cm">
          <text:p text:style-name="P1"/>
          <draw:enhanced-geometry svg:viewBox="0 0 21600 21600" draw:type="rectangle" draw:enhanced-path="M 0 0 L 21600 0 21600 21600 0 21600 0 0 Z N"/>
        </draw:custom-shape>
        <draw:frame presentation:style-name="pr11" draw:text-style-name="P7" draw:layer="layout" svg:width="14.469cm" svg:height="1.276cm" svg:x="0.143cm" svg:y="0.329cm" presentation:class="title" presentation:user-transformed="true">
          <draw:text-box>
            <text:p text:style-name="P9"><text:span text:style-name="T5">Layer interaction example</text:span></text:p>
          </draw:text-box>
        </draw:frame>
        <draw:frame draw:style-name="gr20" draw:text-style-name="P14" draw:layer="layout" svg:width="16.51cm" svg:height="0.962cm" svg:x="0.135cm" svg:y="2.04cm">
          <draw:text-box>
            <text:p text:style-name="P1"><text:span text:style-name="T8">The PM schedules a task </text:span></text:p>
          </draw:text-box>
        </draw:frame>
        <draw:custom-shape draw:style-name="gr18" draw:text-style-name="P9" draw:id="id24" draw:layer="layout" svg:width="2.23cm" svg:height="1.905cm" svg:x="6.66cm" svg:y="3.81cm">
          <text:p text:style-name="P9">UI</text:p>
          <draw:enhanced-geometry svg:viewBox="0 0 21600 21600" draw:type="rectangle" draw:enhanced-path="M 0 0 L 21600 0 21600 21600 0 21600 0 0 Z N"/>
        </draw:custom-shape>
        <draw:custom-shape draw:style-name="gr22" draw:text-style-name="P11" draw:id="id26" draw:layer="layout" svg:width="4.445cm" svg:height="1.27cm" svg:x="0.568cm" svg:y="5.715cm">
          <text:p text:style-name="P9">Schedule tas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1" draw:layer="layout" draw:type="line" svg:x1="7.775cm" svg:y1="5.715cm" svg:x2="7.775cm" svg:y2="20.119cm" draw:start-shape="id24" draw:start-glue-point="2" draw:end-shape="id25" draw:end-glue-point="0" svg:d="m7775 5715v14404">
          <text:p text:style-name="P1"/>
        </draw:connector>
        <draw:custom-shape draw:style-name="gr24" draw:text-style-name="P9" draw:id="id25" draw:layer="layout" svg:width="2.23cm" svg:height="0.001cm" svg:x="6.66cm" svg:y="20.119cm">
          <text:p text:style-name="P1"/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5.013cm" svg:y1="6.35cm" svg:x2="7.62cm" svg:y2="6.362cm" draw:start-shape="id26" draw:start-glue-point="1" svg:d="m5013 6350 2607 12">
          <text:p text:style-name="P1"/>
        </draw:connector>
        <draw:custom-shape draw:style-name="gr18" draw:text-style-name="P9" draw:id="id27" draw:layer="layout" svg:width="2.23cm" svg:height="1.905cm" svg:x="11.925cm" svg:y="3.81cm">
          <text:p text:style-name="P9">Shell</text:p>
          <draw:enhanced-geometry svg:viewBox="0 0 21600 21600" draw:type="rectangle" draw:enhanced-path="M 0 0 L 21600 0 21600 21600 0 21600 0 0 Z N"/>
        </draw:custom-shape>
        <draw:connector draw:style-name="gr23" draw:text-style-name="P11" draw:layer="layout" draw:type="line" svg:x1="13.04cm" svg:y1="5.715cm" svg:x2="13.04cm" svg:y2="20.085cm" draw:start-shape="id27" draw:end-shape="id28" draw:end-glue-point="0" svg:d="m13040 5715v14370">
          <text:p text:style-name="P1"/>
        </draw:connector>
        <draw:custom-shape draw:style-name="gr24" draw:text-style-name="P9" draw:id="id28" draw:layer="layout" svg:width="2.23cm" svg:height="0.001cm" svg:x="11.925cm" svg:y="20.085cm">
          <text:p text:style-name="P1"/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8.026cm" svg:y1="7.62cm" svg:x2="12.839cm" svg:y2="7.632cm" svg:d="m8026 7620 4813 12">
          <text:p text:style-name="P1"/>
        </draw:connector>
        <draw:frame draw:style-name="gr1" draw:text-style-name="P17" draw:layer="layout" svg:width="4.481cm" svg:height="0.962cm" svg:x="7.719cm" svg:y="6.758cm">
          <draw:text-box>
            <text:p text:style-name="P1"><text:span text:style-name="T8">Schedule task</text:span></text:p>
          </draw:text-box>
        </draw:frame>
        <draw:custom-shape draw:style-name="gr18" draw:text-style-name="P9" draw:id="id29" draw:layer="layout" svg:width="2.23cm" svg:height="1.905cm" svg:x="17.475cm" svg:y="3.81cm">
          <text:p text:style-name="P9">Model</text:p>
          <draw:enhanced-geometry svg:viewBox="0 0 21600 21600" draw:type="rectangle" draw:enhanced-path="M 0 0 L 21600 0 21600 21600 0 21600 0 0 Z N"/>
        </draw:custom-shape>
        <draw:connector draw:style-name="gr23" draw:text-style-name="P11" draw:layer="layout" draw:type="line" svg:x1="18.59cm" svg:y1="5.715cm" svg:x2="18.59cm" svg:y2="20.085cm" draw:start-shape="id29" draw:end-shape="id30" draw:end-glue-point="0" svg:d="m18590 5715v14370">
          <text:p text:style-name="P1"/>
        </draw:connector>
        <draw:custom-shape draw:style-name="gr24" draw:text-style-name="P9" draw:id="id30" draw:layer="layout" svg:width="2.23cm" svg:height="0.001cm" svg:x="17.475cm" svg:y="20.085cm">
          <text:p text:style-name="P1"/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13.602cm" svg:y1="8.79cm" svg:x2="18.415cm" svg:y2="8.802cm" svg:d="m13602 8790 4813 12">
          <text:p text:style-name="P1"/>
        </draw:connector>
        <draw:frame draw:style-name="gr1" draw:text-style-name="P17" draw:layer="layout" svg:width="4.723cm" svg:height="0.962cm" svg:x="13.295cm" svg:y="7.928cm">
          <draw:text-box>
            <text:p text:style-name="P1"><text:span text:style-name="T8">Change values</text:span></text:p>
          </draw:text-box>
        </draw:frame>
        <draw:custom-shape draw:style-name="gr18" draw:text-style-name="P9" draw:id="id31" draw:layer="layout" svg:width="2.23cm" svg:height="1.905cm" svg:x="25.47cm" svg:y="3.81cm">
          <text:p text:style-name="P9">Core</text:p>
          <draw:enhanced-geometry svg:viewBox="0 0 21600 21600" draw:type="rectangle" draw:enhanced-path="M 0 0 L 21600 0 21600 21600 0 21600 0 0 Z N"/>
        </draw:custom-shape>
        <draw:connector draw:style-name="gr23" draw:text-style-name="P11" draw:layer="layout" draw:type="line" svg:x1="26.585cm" svg:y1="5.715cm" svg:x2="26.585cm" svg:y2="20.085cm" draw:start-shape="id31" draw:end-shape="id32" draw:end-glue-point="0" svg:d="m26585 5715v14370">
          <text:p text:style-name="P1"/>
        </draw:connector>
        <draw:custom-shape draw:style-name="gr24" draw:text-style-name="P9" draw:id="id32" draw:layer="layout" svg:width="2.23cm" svg:height="0.001cm" svg:x="25.47cm" svg:y="20.085cm">
          <text:p text:style-name="P1"/>
          <draw:enhanced-geometry svg:viewBox="0 0 21600 21600" draw:type="rectangle" draw:enhanced-path="M 0 0 L 21600 0 21600 21600 0 21600 0 0 Z N"/>
        </draw:custom-shape>
        <draw:connector draw:style-name="gr8" draw:text-style-name="P11" draw:layer="layout" draw:type="line" svg:x1="26.48cm" svg:y1="11.266cm" svg:x2="18.95cm" svg:y2="11.26cm" svg:d="m26480 11266-7530-6">
          <text:p text:style-name="P1"/>
        </draw:connector>
        <draw:frame draw:style-name="gr1" draw:text-style-name="P17" draw:layer="layout" svg:width="7.322cm" svg:height="0.962cm" svg:x="19.348cm" svg:y="10.298cm">
          <draw:text-box>
            <text:p text:style-name="P1"><text:span text:style-name="T8">Request employee skills</text:span></text:p>
          </draw:text-box>
        </draw:frame>
        <draw:frame draw:style-name="gr1" draw:text-style-name="P17" draw:layer="layout" svg:width="0.68cm" svg:height="2.384cm" svg:x="18.805cm" svg:y="8.611cm">
          <draw:text-box>
            <text:p text:style-name="P1"><text:span text:style-name="T8">.</text:span></text:p>
            <text:p text:style-name="P1"><text:span text:style-name="T8">.</text:span></text:p>
            <text:p text:style-name="P1"><text:span text:style-name="T8">.</text:span></text:p>
          </draw:text-box>
        </draw:frame>
        <draw:connector draw:style-name="gr8" draw:text-style-name="P11" draw:layer="layout" draw:type="line" svg:x1="19.157cm" svg:y1="12.727cm" svg:x2="26.18cm" svg:y2="12.728cm" svg:d="m19157 12727 7023 1">
          <text:p text:style-name="P1"/>
        </draw:connector>
        <draw:frame draw:style-name="gr1" draw:text-style-name="P17" draw:layer="layout" svg:width="3.812cm" svg:height="0.962cm" svg:x="19.15cm" svg:y="11.765cm">
          <draw:text-box>
            <text:p text:style-name="P1"><text:span text:style-name="T8">Give values</text:span></text:p>
          </draw:text-box>
        </draw:frame>
        <draw:frame draw:style-name="gr1" draw:text-style-name="P17" draw:layer="layout" svg:width="4.9cm" svg:height="0.962cm" svg:x="20.32cm" svg:y="4.445cm">
          <draw:text-box>
            <text:p text:style-name="P1"><text:span text:style-name="T8">Communication</text:span></text:p>
          </draw:text-box>
        </draw:frame>
        <draw:connector draw:style-name="gr8" draw:text-style-name="P11" draw:layer="layout" draw:type="line" svg:x1="26.48cm" svg:y1="14.605cm" svg:x2="18.95cm" svg:y2="14.599cm" svg:d="m26480 14605-7530-6">
          <text:p text:style-name="P1"/>
        </draw:connector>
        <draw:frame draw:style-name="gr1" draw:text-style-name="P17" draw:layer="layout" svg:width="6.386cm" svg:height="0.962cm" svg:x="19.348cm" svg:y="13.637cm">
          <draw:text-box>
            <text:p text:style-name="P1"><text:span text:style-name="T8">Return task progress</text:span></text:p>
          </draw:text-box>
        </draw:frame>
        <draw:connector draw:style-name="gr8" draw:text-style-name="P11" draw:layer="layout" draw:type="line" svg:x1="18.354cm" svg:y1="15.875cm" svg:x2="7.938cm" svg:y2="15.875cm" svg:d="m18354 15875h-10416">
          <text:p text:style-name="P1"/>
        </draw:connector>
        <draw:frame draw:style-name="gr1" draw:text-style-name="P17" draw:layer="layout" svg:width="4.536cm" svg:height="0.962cm" svg:x="8.255cm" svg:y="14.913cm">
          <draw:text-box>
            <text:p text:style-name="P1"><text:span text:style-name="T8">Value updat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ore layer" draw:style-name="dp1" draw:master-page-name="Default">
        <office:forms form:automatic-focus="false" form:apply-design-mode="false"/>
        <draw:frame presentation:style-name="pr12" draw:text-style-name="P7" draw:layer="layout" svg:width="14.469cm" svg:height="1.276cm" svg:x="0.143cm" svg:y="0.329cm" presentation:class="title" presentation:user-transformed="true">
          <draw:text-box>
            <text:p text:style-name="P9"><text:span text:style-name="T5">Core Layer</text:span></text:p>
          </draw:text-box>
        </draw:frame>
        <draw:frame draw:style-name="gr20" draw:text-style-name="P14" draw:layer="layout" svg:width="26.461cm" svg:height="1.673cm" svg:x="0.3cm" svg:y="2.213cm">
          <draw:text-box>
            <text:p text:style-name="P1"><text:span text:style-name="T8">The core layer is responsible for making the calculations. In order to make these calculations</text:span></text:p>
            <text:p text:style-name="P1"><text:span text:style-name="T8">the core uses system dynamics.</text:span></text:p>
          </draw:text-box>
        </draw:frame>
        <draw:frame draw:style-name="gr1" draw:text-style-name="P18" draw:layer="layout" svg:width="5.455cm" svg:height="0.962cm" svg:x="11.055cm" svg:y="4.445cm">
          <draw:text-box>
            <text:p text:style-name="P1"><text:span text:style-name="T9">System dynamics</text:span></text:p>
          </draw:text-box>
        </draw:frame>
        <draw:frame draw:style-name="gr25" draw:text-style-name="P20" draw:layer="layout" svg:width="26.67cm" svg:height="1.673cm" svg:x="0.635cm" svg:y="5.312cm">
          <draw:text-box>
            <text:p text:style-name="P1"><text:span text:style-name="T10">System dynamics is a powerful methodology and computer simulation modeling technique</text:span><text:span text:style-name="T10"><text:line-break/></text:span><text:span text:style-name="T10"> for framing, understanding, and discussing complex issues and problems.</text:span></text:p>
          </draw:text-box>
        </draw:frame>
        <draw:frame draw:style-name="gr1" draw:text-style-name="P17" draw:layer="layout" svg:width="26.474cm" svg:height="1.673cm" svg:x="0.635cm" svg:y="7.62cm">
          <draw:text-box>
            <text:p text:style-name="P1"><text:span text:style-name="T8">In a system dynamics model the user can put variables and define the relations between the </text:span></text:p>
            <text:p text:style-name="P1"><text:span text:style-name="T8">variables with equations.</text:span></text:p>
          </draw:text-box>
        </draw:frame>
        <draw:custom-shape draw:style-name="gr22" draw:text-style-name="P9" draw:layer="layout" svg:width="5.08cm" svg:height="1.905cm" svg:x="3.175cm" svg:y="10.995cm">
          <text:p text:style-name="P9">Work to be done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5.08cm" svg:height="1.905cm" svg:x="19.05cm" svg:y="10.995cm">
          <text:p text:style-name="P9">Work done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0.795cm" svg:height="0.635cm" svg:x="8.255cm" svg:y="11.63cm">
          <text:p text:style-name="P1"/>
          <draw:enhanced-geometry svg:viewBox="0 0 21600 21600" draw:text-areas="0 ?f0 ?f5 ?f2" draw:type="right-arrow" draw:modifiers="19907.3731011486 7233.962264150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1" draw:layer="layout" svg:width="1.27cm" svg:height="0.635cm" svg:x="12.9cm" svg:y="11.9cm">
          <text:p text:style-name="P1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11" draw:id="id34" draw:layer="layout" svg:width="1.27cm" svg:height="0.635cm" svg:x="12.9cm" svg:y="11.325cm">
          <text:p text:style-name="P1"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7" draw:layer="layout" svg:width="6.725cm" svg:height="0.962cm" svg:x="10.19cm" svg:y="12.373cm">
          <draw:text-box>
            <text:p text:style-name="P1"><text:span text:style-name="T8">Work accomplishment</text:span></text:p>
          </draw:text-box>
        </draw:frame>
        <draw:frame draw:style-name="gr1" draw:text-style-name="P17" draw:id="id35" draw:layer="layout" svg:width="3.698cm" svg:height="0.962cm" svg:x="13.795cm" svg:y="9.525cm">
          <draw:text-box>
            <text:p text:style-name="P1"><text:span text:style-name="T8">productivity</text:span></text:p>
          </draw:text-box>
        </draw:frame>
        <draw:frame draw:style-name="gr1" draw:text-style-name="P17" draw:id="id33" draw:layer="layout" svg:width="2.322cm" svg:height="0.962cm" svg:x="10.272cm" svg:y="9.525cm">
          <draw:text-box>
            <text:p text:style-name="P1"><text:span text:style-name="T8">quality</text:span></text:p>
          </draw:text-box>
        </draw:frame>
        <draw:connector draw:style-name="gr8" draw:text-style-name="P11" draw:layer="layout" draw:type="curve" svg:x1="11.433cm" svg:y1="10.487cm" svg:x2="12.9cm" svg:y2="11.647cm" draw:start-shape="id33" draw:start-glue-point="2" draw:end-shape="id34" draw:end-glue-point="3" svg:d="m11433 10487c0 774 489 1160 1467 1160">
          <text:p text:style-name="P1"/>
        </draw:connector>
        <draw:connector draw:style-name="gr8" draw:text-style-name="P11" draw:layer="layout" draw:type="curve" svg:x1="15.644cm" svg:y1="10.487cm" svg:x2="14.17cm" svg:y2="11.647cm" draw:start-shape="id35" draw:start-glue-point="2" draw:end-shape="id34" draw:end-glue-point="1" svg:d="m15644 10487c0 774-491 1160-1474 1160">
          <text:p text:style-name="P1"/>
        </draw:connector>
        <draw:frame draw:style-name="gr1" draw:text-style-name="P17" draw:layer="layout" svg:width="27.147cm" svg:height="1.673cm" svg:x="0.135cm" svg:y="13.97cm">
          <draw:text-box>
            <text:p text:style-name="P1"><text:span text:style-name="T8">“</text:span><text:span text:style-name="T8">Work to be done” and “Work done” are variables called stock. Stocks have an initial value and </text:span></text:p>
            <text:p text:style-name="P1"><text:span text:style-name="T8">they accumulate or deplete over time.</text:span></text:p>
          </draw:text-box>
        </draw:frame>
        <draw:frame draw:style-name="gr1" draw:text-style-name="P17" draw:layer="layout" svg:width="28.226cm" svg:height="0.962cm" svg:x="-0.065cm" svg:y="15.575cm">
          <draw:text-box>
            <text:p text:style-name="P1"><text:span text:style-name="T8">“</text:span><text:span text:style-name="T8">Work accomplishment” is a variable called flow. Flow variables define the rate of change in a stock</text:span></text:p>
          </draw:text-box>
        </draw:frame>
        <draw:frame draw:style-name="gr1" draw:text-style-name="P17" draw:layer="layout" svg:width="26.757cm" svg:height="0.962cm" svg:x="0cm" svg:y="16.445cm">
          <draw:text-box>
            <text:p text:style-name="P1"><text:span text:style-name="T8">“</text:span><text:span text:style-name="T8">quality” and “productivity” are simple variables that can take their values from the model lay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Model - Shell layer" draw:style-name="dp1" draw:master-page-name="Default">
        <office:forms form:automatic-focus="false" form:apply-design-mode="false"/>
        <draw:frame presentation:style-name="pr13" draw:text-style-name="P7" draw:layer="layout" svg:width="14.469cm" svg:height="1.276cm" svg:x="0.144cm" svg:y="0.329cm" presentation:class="title" presentation:user-transformed="true">
          <draw:text-box>
            <text:p text:style-name="P9"><text:span text:style-name="T5">Model – Shell - UI Layer</text:span></text:p>
          </draw:text-box>
        </draw:frame>
        <draw:frame draw:style-name="gr20" draw:text-style-name="P14" draw:layer="layout" svg:width="16.51cm" svg:height="0.962cm" svg:x="5.315cm" svg:y="3.81cm">
          <draw:text-box>
            <text:p text:style-name="P1"><text:span text:style-name="T8">The model layer contains all the entities of Promasi.</text:span></text:p>
          </draw:text-box>
        </draw:frame>
        <draw:frame draw:style-name="gr1" draw:text-style-name="P18" draw:layer="layout" svg:width="2.217cm" svg:height="0.962cm" svg:x="12.3cm" svg:y="2.94cm">
          <draw:text-box>
            <text:p text:style-name="P1"><text:span text:style-name="T9">Model</text:span></text:p>
          </draw:text-box>
        </draw:frame>
        <draw:frame draw:style-name="gr20" draw:text-style-name="P14" draw:layer="layout" svg:width="27.219cm" svg:height="1.673cm" svg:x="0.318cm" svg:y="6.582cm">
          <draw:text-box>
            <text:p text:style-name="P1"><text:span text:style-name="T8">The shell layer contains logic on how to do complicated actions. The shell also contains API for </text:span></text:p>
            <text:p text:style-name="P1"><text:span text:style-name="T8">creating play modes, user interfaces.</text:span></text:p>
          </draw:text-box>
        </draw:frame>
        <draw:frame draw:style-name="gr1" draw:text-style-name="P18" draw:layer="layout" svg:width="1.907cm" svg:height="0.962cm" svg:x="12.383cm" svg:y="5.712cm">
          <draw:text-box>
            <text:p text:style-name="P1"><text:span text:style-name="T9">Shell</text:span></text:p>
          </draw:text-box>
        </draw:frame>
        <draw:frame draw:style-name="gr1" draw:text-style-name="P17" draw:layer="layout" svg:width="26.198cm" svg:height="2.384cm" svg:x="0.77cm" svg:y="10.216cm">
          <draw:text-box>
            <text:p text:style-name="P1"><text:span text:style-name="T8">Promasi can support many different UI using the Shell. Currently the desktop user interface </text:span></text:p>
            <text:p text:style-name="P1"><text:span text:style-name="T8">is implemented. The desktop interface provides normal applications, like a gantt creation</text:span></text:p>
            <text:p text:style-name="P1"><text:span text:style-name="T8"><text:s/></text:span><text:span text:style-name="T8">program, an email client etc.</text:span></text:p>
          </draw:text-box>
        </draw:frame>
        <draw:frame draw:style-name="gr1" draw:text-style-name="P18" draw:layer="layout" svg:width="1.137cm" svg:height="0.962cm" svg:x="12.735cm" svg:y="9.29cm">
          <draw:text-box>
            <text:p text:style-name="P1"><text:span text:style-name="T9">UI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14" draw:text-style-name="P7" draw:layer="layout" svg:width="14.469cm" svg:height="1.276cm" svg:x="0.145cm" svg:y="0.329cm" presentation:class="title" presentation:user-transformed="true">
          <draw:text-box>
            <text:p text:style-name="P9"><text:span text:style-name="T5">Notes</text:span></text:p>
          </draw:text-box>
        </draw:frame>
        <draw:frame draw:style-name="gr27" draw:text-style-name="P21" draw:layer="layout" svg:width="9.353cm" svg:height="1.673cm" svg:x="8.99cm" svg:y="3.81cm">
          <draw:text-box>
            <text:list text:style-name="L3">
              <text:list-item>
                <text:p text:style-name="P3"><text:span text:style-name="T8">The core layer is finished</text:span></text:p>
              </text:list-item>
            </text:list>
            <text:list text:style-name="L3">
              <text:list-item>
                <text:p text:style-name="P3"><text:span text:style-name="T8">All the model classes are done</text:span></text:p>
              </text:list-item>
            </text:list>
          </draw:text-box>
        </draw:frame>
        <draw:frame draw:style-name="gr1" draw:text-style-name="P18" draw:layer="layout" svg:width="3.554cm" svg:height="0.962cm" svg:x="12.065cm" svg:y="2.54cm">
          <draw:text-box>
            <text:p text:style-name="P1"><text:span text:style-name="T9">Work done</text:span></text:p>
          </draw:text-box>
        </draw:frame>
        <draw:frame draw:style-name="gr28" draw:text-style-name="P21" draw:layer="layout" svg:width="17.711cm" svg:height="9.494cm" svg:x="0.635cm" svg:y="7.62cm">
          <draw:text-box>
            <text:list text:style-name="L3">
              <text:list-item>
                <text:p text:style-name="P3"><text:span text:style-name="T8">UI needs to be completed.</text:span></text:p>
              </text:list-item>
            </text:list>
            <text:list text:style-name="L3">
              <text:list-item>
                <text:p text:style-name="P3"><text:span text:style-name="T8">The PM must be able to view the history of every project. </text:span></text:p>
              </text:list-item>
            </text:list>
            <text:list text:style-name="L3">
              <text:list-item>
                <text:p text:style-name="P3"><text:span text:style-name="T8">Administrative tools.</text:span></text:p>
              </text:list-item>
            </text:list>
            <text:list text:style-name="L3">
              <text:list-item>
                <text:p text:style-name="P3"><text:span text:style-name="T8">Optimization in the core.</text:span></text:p>
              </text:list-item>
            </text:list>
            <text:list text:style-name="L3">
              <text:list-item>
                <text:p text:style-name="P3"><text:span text:style-name="T8">Core events must be handled better</text:span></text:p>
              </text:list-item>
            </text:list>
            <text:list text:style-name="L3">
              <text:list-item>
                <text:p text:style-name="P3"><text:span text:style-name="T8">Create a multiplayer play mode</text:span></text:p>
              </text:list-item>
            </text:list>
            <text:list text:style-name="L3">
              <text:list-item>
                <text:p text:style-name="P3"><text:span text:style-name="T8">Create a domain model language instead </text:span><text:span text:style-name="T8"><text:line-break/></text:span><text:span text:style-name="T8"> <text:s/>of writing system dynamic models, and</text:span><text:span text:style-name="T8"><text:line-break/></text:span><text:span text:style-name="T8"> <text:s/>creating XML configurations.</text:span></text:p>
              </text:list-item>
            </text:list>
            <text:list text:style-name="L3">
              <text:list-item>
                <text:p text:style-name="P3"><text:span text:style-name="T8">Add AI to the employees. The employees should complain</text:span><text:span text:style-name="T8"><text:line-break/></text:span><text:span text:style-name="T8"> drop some skills depending on how the pm treats them. Take</text:span><text:span text:style-name="T8"><text:line-break/></text:span><text:span text:style-name="T8"> days off etc.</text:span><text:span text:style-name="T8"><text:line-break/></text:span><text:span text:style-name="T8"><text:tab/></text:span></text:p>
              </text:list-item>
            </text:list>
          </draw:text-box>
        </draw:frame>
        <draw:frame draw:style-name="gr1" draw:text-style-name="P18" draw:layer="layout" svg:width="8.279cm" svg:height="0.962cm" svg:x="9.525cm" svg:y="6.35cm">
          <draw:text-box>
            <text:p text:style-name="P1"><text:span text:style-name="T9">Work that needs to be don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cebf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687d77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687d77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outline1">
      <style:graphic-properties draw:fill-color="#ffffff" draw:auto-grow-height="false" fo:min-height="13.86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3" style:family="presentation" style:parent-style-name="Default-backgroundobjects">
      <style:graphic-properties draw:fill="solid" draw:fill-color="#c2cf96" draw:textarea-horizontal-align="justify" draw:textarea-vertical-align="middle" draw:auto-grow-height="false"/>
    </style:style>
    <style:style style:name="pr4" style:family="presentation" style:parent-style-name="Default-title">
      <style:graphic-properties draw:fill-color="#ffffff" draw:auto-grow-height="false" fo:min-height="3.507cm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ecebf0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2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Default" style:page-layout-name="PM1" draw:style-name="dp1">
      <draw:frame presentation:style-name="pr1" draw:text-style-name="P3" draw:layer="backgroundobjects" svg:width="25.191cm" svg:height="13.863cm" svg:x="1.399cm" svg:y="4.915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12" draw:layer="backgroundobjects" svg:width="8.872cm" svg:height="0.686cm" svg:x="9.572cm" svg:y="20.32cm" presentation:class="footer">
        <draw:text-box>
          <text:p text:style-name="P12"><text:span text:style-name="T2"><presentation:footer/></text:span><text:span text:style-name="T2">Promasi</text:span></text:p>
        </draw:text-box>
      </draw:frame>
      <draw:frame presentation:style-name="pr2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12</text:page-number></text:span></text:p>
        </draw:text-box>
      </draw:frame>
      <draw:custom-shape presentation:style-name="pr3" draw:text-style-name="P13" draw:layer="backgroundobjects" svg:width="27.99cm" svg:height="1.906cm" svg:x="0.001cm" svg:y="0cm">
        <text:p text:style-name="P14"/>
        <draw:enhanced-geometry svg:viewBox="0 0 21600 21600" draw:type="rectangle" draw:enhanced-path="M 0 0 L 21600 0 21600 21600 0 21600 0 0 Z N"/>
      </draw:custom-shape>
      <draw:frame presentation:style-name="pr4" draw:text-style-name="P14" draw:layer="backgroundobjects" svg:width="25.191cm" svg:height="1.703cm" svg:x="0cm" svg:y="0cm" presentation:class="title">
        <draw:text-box>
          <text:p text:style-name="P14">Click to edit the title text format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Edward Elric</meta:initial-creator>
    <meta:creation-date>2008-12-26T02:28:17</meta:creation-date>
    <dc:creator>Edward Elric</dc:creator>
    <dc:date>2009-02-21T02:12:20</dc:date>
    <meta:editing-cycles>135</meta:editing-cycles>
    <meta:editing-duration>PT23H15M49S</meta:editing-duration>
    <meta:user-defined meta:name="Info 1"/>
    <meta:user-defined meta:name="Info 2"/>
    <meta:user-defined meta:name="Info 3"/>
    <meta:user-defined meta:name="Info 4"/>
    <meta:document-statistic meta:object-count="197"/>
  </office:meta>
</office:document-meta>
</file>